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8pt" style:font-size-asian="18pt" style:font-size-complex="18pt"/>
    </style:style>
    <style:style style:name="P2" style:family="paragraph" style:parent-style-name="Preformatted_20_Text">
      <style:text-properties fo:font-size="18pt" officeooo:paragraph-rsid="00180213" style:font-size-asian="18pt" style:font-size-complex="18pt"/>
    </style:style>
    <style:style style:name="P3" style:family="paragraph" style:parent-style-name="Preformatted_20_Text">
      <style:text-properties fo:font-size="18pt" officeooo:rsid="00180213" officeooo:paragraph-rsid="00180213" style:font-size-asian="18pt" style:font-size-complex="18pt"/>
    </style:style>
    <style:style style:name="P4" style:family="paragraph" style:parent-style-name="Preformatted_20_Text">
      <style:text-properties fo:font-size="18pt" officeooo:rsid="001958e1" officeooo:paragraph-rsid="001958e1" style:font-size-asian="18pt" style:font-size-complex="18pt"/>
    </style:style>
    <style:style style:name="P5" style:family="paragraph" style:parent-style-name="Preformatted_20_Text">
      <style:text-properties fo:font-size="18pt" officeooo:rsid="001ac38d" officeooo:paragraph-rsid="001ac38d" style:font-size-asian="18pt" style:font-size-complex="18pt"/>
    </style:style>
    <style:style style:name="P6" style:family="paragraph" style:parent-style-name="Standard">
      <style:paragraph-properties style:line-height-at-least="0.609cm"/>
      <style:text-properties fo:color="#ffffff" style:font-name="Droid Sans Mono" fo:font-size="12.75pt" fo:font-weight="normal" fo:background-color="#193549"/>
    </style:style>
    <style:style style:name="P7" style:family="paragraph" style:parent-style-name="Standard">
      <style:text-properties fo:color="#ffffff" style:font-name="Droid Sans Mono" fo:font-size="12.75pt" fo:font-weight="normal" officeooo:rsid="001958e1" officeooo:paragraph-rsid="001958e1" fo:background-color="#193549" style:font-size-asian="18pt" style:font-size-complex="18pt"/>
    </style:style>
    <style:style style:name="P8" style:family="paragraph" style:parent-style-name="Standard">
      <style:text-properties fo:color="#ffffff" style:font-name="Droid Sans Mono" fo:font-size="12.75pt" fo:font-weight="normal" officeooo:paragraph-rsid="001ac38d" fo:background-color="#193549"/>
    </style:style>
    <style:style style:name="T1" style:family="text">
      <style:text-properties fo:color="#80ffbb"/>
    </style:style>
    <style:style style:name="T2" style:family="text">
      <style:text-properties fo:color="#ff9d00"/>
    </style:style>
    <style:style style:name="T3" style:family="text">
      <style:text-properties fo:color="#9effff"/>
    </style:style>
    <style:style style:name="T4" style:family="text">
      <style:text-properties fo:color="#e1efff"/>
    </style:style>
    <style:style style:name="T5" style:family="text">
      <style:text-properties fo:color="#92fc79"/>
    </style:style>
    <style:style style:name="T6" style:family="text">
      <style:text-properties fo:color="#a5ff90"/>
    </style:style>
    <style:style style:name="T7" style:family="text">
      <style:text-properties fo:color="#ffc600"/>
    </style:style>
    <style:style style:name="T8" style:family="text">
      <style:text-properties fo:color="#ffc600" fo:font-style="italic"/>
    </style:style>
    <style:style style:name="T9" style:family="text">
      <style:text-properties fo:color="#ff62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STALATION </text:p>
      <text:p text:style-name="P1"/>
      <text:p text:style-name="P1">composer create-project --prefer-dist laravel/laravel:^7.0 testApiLaravel</text:p>
      <text:p text:style-name="P1"/>
      <text:p text:style-name="P1"/>
      <text:p text:style-name="P1">php artisan serve</text:p>
      <text:p text:style-name="P1"/>
      <text:p text:style-name="P1"/>
      <text:p text:style-name="P2">Add the ligne in </text:p>
      <text:p text:style-name="P2"/>
      <text:p text:style-name="P2"><text:s/>providers/AppServoceProviders</text:p>
      <text:p text:style-name="P1">use Illuminate\Support\Facades\Schema;</text:p>
      <text:p text:style-name="P1"/>
      <text:p text:style-name="P1">in boot function</text:p>
      <text:p text:style-name="P1"/>
      <text:p text:style-name="P1">add this ligne</text:p>
      <text:p text:style-name="P1"><text:s text:c="8"/>Schema::defaultStringLength(191);</text:p>
      <text:p text:style-name="P1"/>
      <text:p text:style-name="P1">CREATION DE NOTRE SCHEMA</text:p>
      <text:p text:style-name="P1">php artisan make:model Employee -m</text:p>
      <text:p text:style-name="P1"/>
      <text:p text:style-name="P3">Apres avoir créer la table on fait la migration</text:p>
      <text:p text:style-name="P3"/>
      <text:p text:style-name="P3">php artisan migrate</text:p>
      <text:p text:style-name="P3"/>
      <text:p text:style-name="P3">La creation du controller</text:p>
      <text:p text:style-name="P3"/>
      <text:p text:style-name="P3">php artisan make:controller EmployeeController</text:p>
      <text:p text:style-name="P1"/>
      <text:p text:style-name="P1"/>
      <text:p text:style-name="P4">Dans le dossier Routes</text:p>
      <text:p text:style-name="P4">api.php</text:p>
      <text:p text:style-name="P4"><text:soft-page-break/>on cree nos routes</text:p>
      <text:p text:style-name="P7"><text:span text:style-name="T1">Route</text:span><text:span text:style-name="T2">::</text:span><text:span text:style-name="T3">get</text:span><text:span text:style-name="T4">(</text:span><text:span text:style-name="T5">'</text:span><text:span text:style-name="T6">employees</text:span><text:span text:style-name="T5">'</text:span><text:span text:style-name="T4">,</text:span><text:span text:style-name="T3"> </text:span><text:span text:style-name="T5">'</text:span><text:span text:style-name="T6">EmployeeController@getEmployee</text:span><text:span text:style-name="T5">'</text:span><text:span text:style-name="T4">);</text:span></text:p>
      <text:p text:style-name="P4"/>
      <text:p text:style-name="P4">Et on cree nos function dans le controller</text:p>
      <text:p text:style-name="P4"/>
      <text:p text:style-name="P4">On incluse notre model dans le controller</text:p>
      <text:p text:style-name="P4"/>
      <text:p text:style-name="P7"><text:span text:style-name="T2">use</text:span><text:span text:style-name="T3"> </text:span><text:span text:style-name="T1">App</text:span><text:span text:style-name="T4">\</text:span><text:span text:style-name="T1">Employee</text:span><text:span text:style-name="T4">;</text:span></text:p>
      <text:p text:style-name="P4"/>
      <text:p text:style-name="P4"/>
      <text:p text:style-name="P5">IN Employee model </text:p>
      <text:p text:style-name="P8"><text:span text:style-name="T8">protected</text:span><text:span text:style-name="T3"> </text:span><text:span text:style-name="T4">$</text:span><text:span text:style-name="T7">fillable</text:span><text:span text:style-name="T3"> </text:span><text:span text:style-name="T2">=</text:span><text:span text:style-name="T3"> </text:span><text:span text:style-name="T4">[</text:span><text:span text:style-name="T5">'</text:span><text:span text:style-name="T6">name</text:span><text:span text:style-name="T5">'</text:span><text:span text:style-name="T4">,</text:span><text:span text:style-name="T3"> </text:span><text:span text:style-name="T5">'</text:span><text:span text:style-name="T6">email</text:span><text:span text:style-name="T5">'</text:span><text:span text:style-name="T4">,</text:span><text:span text:style-name="T3"> </text:span><text:span text:style-name="T5">'</text:span><text:span text:style-name="T6">salary</text:span><text:span text:style-name="T5">'</text:span><text:span text:style-name="T4">];</text:span></text:p>
      <text:p text:style-name="P6"/>
      <text:p text:style-name="P8"><text:span text:style-name="T4"/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06T11:38:58.726430604</dc:date>
    <meta:editing-duration>PT47M19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24" meta:word-count="90" meta:character-count="725" meta:non-whitespace-character-count="648"/>
  </office:meta>
</office:document-meta>
</file>